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0pt" style:font-size-asian="10pt" style:font-size-complex="10pt"/>
    </style:style>
    <style:style style:name="P2" style:family="paragraph" style:parent-style-name="Standard">
      <style:text-properties style:font-name="Courier 10 Pitch" fo:font-size="10pt" fo:language="en" fo:country="US" style:font-size-asian="10pt" style:font-size-complex="10pt"/>
    </style:style>
    <style:style style:name="P3" style:family="paragraph" style:parent-style-name="Standard"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Courier 10 Pitch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break-before="page"/>
      <style:text-properties style:font-name="Courier 10 Pitch" fo:font-size="10pt" style:font-size-asian="10pt" style:font-size-complex="10pt"/>
    </style:style>
    <style:style style:name="P6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Courier 10 Pitch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Courier 10 Pitch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C STYLE</text:span><text:span text:style-name="T1"> </text:span><text:span text:style-name="T2">CODE</text:span></text:p>
      <text:p text:style-name="P3">------------------------------------------------------------------------------</text:p>
      <text:p text:style-name="P3"/>
      <text:p text:style-name="P1">// -- ********************************************************************* </text:p>
      <text:p text:style-name="P1">// -- Archivo : sensor.ino</text:p>
      <text:p text:style-name="P1">// -- Proyecto : Campus-party FI-WARE</text:p>
      <text:p text:style-name="P1">// -- Fecha : junio 2014 </text:p>
      <text:p text:style-name="P1">// -- Copyright 2014 Eduardo R., Josue S., Armando V., Victor G., Ricardo B.</text:p>
      <text:p text:style-name="P1">// -- --------------------------------------------------------------------- </text:p>
      <text:p text:style-name="P1">// -- This program is free software: you can redistribute it and/or modify </text:p>
      <text:p text:style-name="P1">// -- it under the terms of the GNU General Public License as published by </text:p>
      <text:p text:style-name="P1">// -- the Free Software Foundation, either version 3 of the License, or </text:p>
      <text:p text:style-name="P1">// -- (at your option) any later version. </text:p>
      <text:p text:style-name="P1"/>
      <text:p text:style-name="P1">// -- This program is distributed in the hope that it will be useful, </text:p>
      <text:p text:style-name="P1">// -- but WITHOUT ANY WARRANTY; without even the implied warranty of </text:p>
      <text:p text:style-name="P1">// -- MERCHANTABILITY or FITNESS FOR A PARTICULAR PURPOSE. <text:s/>See the </text:p>
      <text:p text:style-name="P1">// -- GNU General Public License for more details. </text:p>
      <text:p text:style-name="P1"/>
      <text:p text:style-name="P1">// -- You should have received a copy of the GNU General Public License </text:p>
      <text:p text:style-name="P1">// -- along with this program. <text:s/>If not, see &lt;http://www.gnu.org/licenses/&gt;. </text:p>
      <text:p text:style-name="P1">// -- *********************************************************************</text:p>
      <text:p text:style-name="P1"/>
      <text:p text:style-name="P1">// Libraries </text:p>
      <text:p text:style-name="P1">// Library <text:s/>Process.h, enables to run Linux processes on the Atheros AR9331</text:p>
      <text:p text:style-name="P1">// processor.</text:p>
      <text:p text:style-name="P1">#include &lt;Process.h&gt;</text:p>
      <text:p text:style-name="P1"/>
      <text:p text:style-name="P1">// Variables declaration.</text:p>
      <text:p text:style-name="P1">// Variable Trigger enables and marks the beginning of the 8 cycle sonic burst.</text:p>
      <text:p text:style-name="P1">// Variable Echo, gets the returned ultrasonic signal.</text:p>
      <text:p text:style-name="P1">const int Trigger= A0;</text:p>
      <text:p text:style-name="P1">const int Echo= A2;</text:p>
      <text:p text:style-name="P1"/>
      <text:p text:style-name="P1">// Settings</text:p>
      <text:p text:style-name="P1">// In setup(), start serial communication for debugging purposes, and turn the</text:p>
      <text:p text:style-name="P1">// built-in LED on pin 13 high while Bridge begins. Bridge.begin() is blocking,</text:p>
      <text:p text:style-name="P1">// and should take about 2 seconds to complete. Once Bridge starts up, turn the</text:p>
      <text:p text:style-name="P1">// LED off. Serial.begin() start serial communication for monitoring the data</text:p>
      <text:p text:style-name="P1">// sent. pinMode set Trigger as an output signal and Echo as an input signal.</text:p>
      <text:p text:style-name="P1">void setup() {</text:p>
      <text:p text:style-name="P1"><text:tab/>Bridge.begin();</text:p>
      <text:p text:style-name="P1"><text:tab/>Serial.begin(9600);</text:p>
      <text:p text:style-name="P1"><text:tab/>while (!Serial);</text:p>
      <text:p text:style-name="P1"><text:tab/>pinMode(Trigger,OUTPUT); // Trigger como salida</text:p>
      <text:p text:style-name="P1"><text:tab/>pinMode(Echo,INPUT); // Echo como entrada</text:p>
      <text:p text:style-name="P1">}</text:p>
      <text:p text:style-name="P1"/>
      <text:p text:style-name="P1">// Main loop process.</text:p>
      <text:p text:style-name="P1">void loop() {</text:p>
      <text:p text:style-name="P1"><text:tab/>// The bottom block create a single pulse with a 2 microseconds</text:p>
      <text:p text:style-name="P1"><text:tab/>// of duty cycle</text:p>
      <text:p text:style-name="P1"><text:tab/>digitalWrite(Trigger, LOW);</text:p>
      <text:p text:style-name="P1"><text:tab/>delayMicroseconds(2);</text:p>
      <text:p text:style-name="P1"><text:tab/>digitalWrite(Trigger, HIGH);</text:p>
      <text:p text:style-name="P1"><text:tab/>delayMicroseconds(5);</text:p>
      <text:p text:style-name="P1"><text:tab/>digitalWrite(Trigger, LOW);</text:p>
      <text:p text:style-name="P1"/>
      <text:p text:style-name="P1"><text:soft-page-break/><text:tab/>// Functions that calculate the distance </text:p>
      <text:p text:style-name="P1"><text:tab/>long time= pulseIn(Echo,HIGH);</text:p>
      <text:p text:style-name="P1"><text:tab/>long distmm= funcionDistancia(time); </text:p>
      <text:p text:style-name="P1"/>
      <text:p text:style-name="P1"><text:tab/>// Serial communication.</text:p>
      <text:p text:style-name="P1"><text:tab/>Serial.print("dist ");</text:p>
      <text:p text:style-name="P1"><text:tab/>Serial.print(distmm);</text:p>
      <text:p text:style-name="P1"><text:tab/>Serial.println(" cm");</text:p>
      <text:p text:style-name="P1"/>
      <text:p text:style-name="P1"><text:tab/>// The following lines describe the process that make possible the</text:p>
      <text:p text:style-name="P1"><text:tab/>// communication with the Atheros AR9331 Linux processor.</text:p>
      <text:p text:style-name="P1"><text:tab/>Process p;</text:p>
      <text:p text:style-name="P1"><text:tab/>p.begin("/root/project/updatedatavalue.sh");</text:p>
      <text:p text:style-name="P1"><text:tab/>p.addParameter(String(distmm));</text:p>
      <text:p text:style-name="P1"><text:tab/>p.run();</text:p>
      <text:p text:style-name="P1"><text:tab/>while( p.running());</text:p>
      <text:p text:style-name="P1"><text:tab/>while( p.available()) {</text:p>
      <text:p text:style-name="P1"><text:tab/><text:tab/>int value=p.parseInt();</text:p>
      <text:p text:style-name="P1"><text:tab/><text:tab/>if ( value == 200 ) {</text:p>
      <text:p text:style-name="P1"><text:tab/><text:tab/><text:tab/>Serial.print("service ");</text:p>
      <text:p text:style-name="P1"><text:tab/><text:tab/><text:tab/>Serial.println(value);</text:p>
      <text:p text:style-name="P1"><text:tab/><text:tab/><text:tab/>}</text:p>
      <text:p text:style-name="P1"><text:tab/><text:tab/>else</text:p>
      <text:p text:style-name="P1"><text:tab/><text:tab/><text:tab/>Serial.println("service error!");</text:p>
      <text:p text:style-name="P1"><text:tab/><text:tab/>break;</text:p>
      <text:p text:style-name="P1"><text:tab/>}</text:p>
      <text:p text:style-name="P1"><text:tab/>Serial.flush();</text:p>
      <text:p text:style-name="P1"><text:tab/>delay(1000);</text:p>
      <text:p text:style-name="P1">}</text:p>
      <text:p text:style-name="P1"/>
      <text:p text:style-name="P1">// Mathematical operation that calculates the distance.</text:p>
      <text:p text:style-name="P1">long funcionDistancia(long t)</text:p>
      <text:p text:style-name="P1">{</text:p>
      <text:p text:style-name="P1"><text:tab/>long distance= (t/29)/2;</text:p>
      <text:p text:style-name="P1"><text:tab/>return distance;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5"><text:span text:style-name="T2">BASH CODE</text:span> </text:p>
      <text:p text:style-name="P3">------------------------------------------------------------------------------</text:p>
      <text:p text:style-name="P3"/>
      <text:p text:style-name="P1"># -- ********************************************************************* </text:p>
      <text:p text:style-name="P1"># -- Archivo : updatedatavalue.sh</text:p>
      <text:p text:style-name="P1"># -- Proyecto : Campus-party FI-WARE</text:p>
      <text:p text:style-name="P1"># -- Fecha : junio 2014 </text:p>
      <text:p text:style-name="P1"># -- Copyright 2014 Eduardo R., Josue S., Armando V., Victor G., Ricardo B.</text:p>
      <text:p text:style-name="P1"># -- --------------------------------------------------------------------- </text:p>
      <text:p text:style-name="P1"># -- This program is free software: you can redistribute it and/or modify </text:p>
      <text:p text:style-name="P1"># -- it under the terms of the GNU General Public License as published by </text:p>
      <text:p text:style-name="P1"># -- the Free Software Foundation, either version 3 of the License, or </text:p>
      <text:p text:style-name="P1"># -- (at your option) any later version. </text:p>
      <text:p text:style-name="P1"/>
      <text:p text:style-name="P1"># -- This program is distributed in the hope that it will be useful, </text:p>
      <text:p text:style-name="P1"># -- but WITHOUT ANY WARRANTY; without even the implied warranty of </text:p>
      <text:p text:style-name="P1"># -- MERCHANTABILITY or FITNESS FOR A PARTICULAR PURPOSE. <text:s/>See the </text:p>
      <text:p text:style-name="P1"># -- GNU General Public License for more details. </text:p>
      <text:p text:style-name="P1"/>
      <text:p text:style-name="P1"># -- You should have received a copy of the GNU General Public License </text:p>
      <text:p text:style-name="P1"># -- along with this program. <text:s/>If not, see &lt;http://www.gnu.org/licenses/&gt;. </text:p>
      <text:p text:style-name="P1"># -- *********************************************************************</text:p>
      <text:p text:style-name="P1"/>
      <text:p text:style-name="P2">#!/bin/bash</text:p>
      <text:p text:style-name="P2"/>
      <text:p text:style-name="P2"># Getting sensor data</text:p>
      <text:p text:style-name="P2">data=$1</text:p>
      <text:p text:style-name="P2">#echo sensor data: $data</text:p>
      <text:p text:style-name="P2"/>
      <text:p text:style-name="P2"># Getting the line of the first appearance of value string</text:p>
      <text:p text:style-name="P2">first=`grep -n "value" /root/test/sensor.json | head -n 1 | cut -d':' -f 1`</text:p>
      <text:p text:style-name="P2">firstt=`echo $first\c`</text:p>
      <text:p text:style-name="P2">#echo first line value: $firstt</text:p>
      <text:p text:style-name="P2"/>
      <text:p text:style-name="P2"># String to use in grep</text:p>
      <text:p text:style-name="P2">str="\"value\" : $data"</text:p>
      <text:p text:style-name="P2">#echo sed string: $str</text:p>
      <text:p text:style-name="P2"/>
      <text:p text:style-name="P2"># Copying template sensor data</text:p>
      <text:p text:style-name="P2">cp /root/test/sensor.json /root/project/sensor.json</text:p>
      <text:p text:style-name="P2"/>
      <text:p text:style-name="P2"># Changing the first value argument</text:p>
      <text:p text:style-name="P2">sed -i "$firstt\\$str" /root/project/sensor.json</text:p>
      <text:p text:style-name="P2"/>
      <text:p text:style-name="P2"># Udating the sensor data and getting the right code 200</text:p>
      <text:p text:style-name="P2">string=`curl 130.206.82.44:1026/NGSI10/updateContext -s -S --header 'Content-Type: application/json' --header 'Accept: application/json' -d @/root/project/sensor.json | grep -w 'code' | cut -d'"' -f 4`</text:p>
      <text:p text:style-name="P2">echo $string</text:p>
      <text:p text:style-name="P1"/>
      <text:p text:style-name="P1"/>
      <text:p text:style-name="P1"/>
      <text:p text:style-name="P4"/>
      <text:p text:style-name="P5"><text:span text:style-name="T2">HTML CODE</text:span> </text:p>
      <text:p text:style-name="P3">------------------------------------------------------------------------------</text:p>
      <text:p text:style-name="P1"/>
      <text:p text:style-name="P1">&lt;/ -- ********************************************************************* &gt;</text:p>
      <text:p text:style-name="P1">&lt;/ -- Archivo : index.html &gt;</text:p>
      <text:p text:style-name="P1">&lt;/ -- Proyecto : Campus-party FI-WARE &gt;</text:p>
      <text:p text:style-name="P1">&lt;/ -- Fecha : junio 2014 &gt;</text:p>
      <text:p text:style-name="P1">&lt;/ -- Copyright 2014 Eduardo R., Josue S., Armando V., Victor G., Ricardo B. &gt;</text:p>
      <text:p text:style-name="P1">&lt;/ -- --------------------------------------------------------------------- &gt;</text:p>
      <text:p text:style-name="P1">&lt;/ -- This program is free software: you can redistribute it and/or modify &gt;</text:p>
      <text:p text:style-name="P1">&lt;/ -- it under the terms of the GNU General Public License as published by &gt;</text:p>
      <text:p text:style-name="P1">&lt;/ -- the Free Software Foundation, either version 3 of the License, or &gt;</text:p>
      <text:p text:style-name="P1">&lt;/ -- (at your option) any later version. &gt;</text:p>
      <text:p text:style-name="P1"/>
      <text:p text:style-name="P1">&lt;/ -- This program is distributed in the hope that it will be useful, &gt;</text:p>
      <text:p text:style-name="P1">&lt;/ -- but WITHOUT ANY WARRANTY; without even the implied warranty of &gt;</text:p>
      <text:p text:style-name="P1">&lt;/ -- MERCHANTABILITY or FITNESS FOR A PARTICULAR PURPOSE. <text:s/>See the &gt;</text:p>
      <text:p text:style-name="P1">&lt;/ -- GNU General Public License for more details. &gt;</text:p>
      <text:p text:style-name="P1"/>
      <text:p text:style-name="P1">&lt;/ -- You should have received a copy of the GNU General Public License &gt;</text:p>
      <text:p text:style-name="P1">&lt;/ -- along with this program. <text:s/>If not, see &lt;http://www.gnu.org/licenses/. &gt;</text:p>
      <text:p text:style-name="P1">&lt;/ -- ********************************************************************* &gt;</text:p>
      <text:p text:style-name="P1">&lt;!DOCTYPE html&gt;</text:p>
      <text:p text:style-name="P1">&lt;html&gt;</text:p>
      <text:p text:style-name="P1"><text:s text:c="2"/>&lt;head&gt;</text:p>
      <text:p text:style-name="P1"><text:s text:c="4"/>&lt;script type="text/javascript" src="js/smoothie.js"&gt;&lt;/script&gt;</text:p>
      <text:p text:style-name="P1"><text:s text:c="4"/>&lt;script type="text/javascript" src="js/sensor.js"&gt;&lt;/script&gt;</text:p>
      <text:p text:style-name="P1"><text:s text:c="4"/>&lt;script type="text/javascript"&gt;</text:p>
      <text:p text:style-name="P1"></text:p>
      <text:p text:style-name="P1"><text:s text:c="6"/></text:p>
      <text:p text:style-name="P1"><text:s text:c="6"/>var sensor = new TimeSeries();</text:p>
      <text:p text:style-name="P1"><text:s text:c="6"/>setInterval(function() {</text:p>
      <text:p text:style-name="P1"></text:p>
      <text:p text:style-name="P1"></text:p>
      <text:p text:style-name="P1"><text:s text:c="8"/>Sensor.get(function(response)</text:p>
      <text:p text:style-name="P1"><text:s text:c="20"/>{</text:p>
      <text:p text:style-name="P1"></text:p>
      <text:p text:style-name="P1"><text:s text:c="22"/>var value=JSON.parse(response);</text:p>
      <text:p text:style-name="P1"></text:p>
      <text:p text:style-name="P1"><text:tab/><text:tab/> <text:s text:c="5"/>console.log(value.contextElement.attributes[0].value);</text:p>
      <text:p text:style-name="P1"><text:s text:c="22"/>sensor.append(new Date().getTime(),value.contextElement.attributes[0].value);</text:p>
      <text:p text:style-name="P1"><text:s text:c="20"/>});</text:p>
      <text:p text:style-name="P1"></text:p>
      <text:p text:style-name="P1"></text:p>
      <text:p text:style-name="P1"><text:s text:c="6"/>}, 100);</text:p>
      <text:p text:style-name="P1"><text:s text:c="6"/></text:p>
      <text:p text:style-name="P1"><text:s text:c="6"/>function createTimeline() </text:p>
      <text:p text:style-name="P1"><text:s text:c="6"/>{</text:p>
      <text:p text:style-name="P1"><text:s text:c="8"/>var chart = new SmoothieChart();</text:p>
      <text:p text:style-name="P1"><text:s text:c="8"/>chart.addTimeSeries(sensor, { strokeStyle: 'rgba(0, 255, 0, 1)', fillStyle: 'rgba(0, 255, 0, 0.2)', lineWidth: 4 });</text:p>
      <text:p text:style-name="P1"><text:s text:c="8"/>chart.streamTo(document.getElementById("chart"), 500);</text:p>
      <text:p text:style-name="P1"><text:s text:c="6"/>}</text:p>
      <text:p text:style-name="P1"></text:p>
      <text:p text:style-name="P1"><text:s text:c="4"/>&lt;/script&gt;</text:p>
      <text:p text:style-name="P1"><text:s text:c="2"/>&lt;/head&gt;</text:p>
      <text:p text:style-name="P1"><text:s text:c="2"/>&lt;body onload="createTimeline()" style="background-color:#333333"&gt;</text:p>
      <text:p text:style-name="P1"><text:soft-page-break/></text:p>
      <text:p text:style-name="P1"><text:s text:c="4"/>&lt;canvas id="chart" width="800" height="500"&gt;&lt;/canvas&gt;</text:p>
      <text:p text:style-name="P1"></text:p>
      <text:p text:style-name="P1"><text:s text:c="2"/>&lt;/body&gt;</text:p>
      <text:p text:style-name="P1">&lt;/html&gt;</text:p>
      <text:p text:style-name="P1">&lt;!-- --&gt;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8T06:40:08</meta:creation-date>
    <dc:date>2014-06-28T09:14:42</dc:date>
    <meta:editing-duration>PT30M46S</meta:editing-duration>
    <meta:editing-cycles>15</meta:editing-cycles>
    <meta:generator>LibreOffice/3.5$Linux_X86_64 LibreOffice_project/350m1$Build-2</meta:generator>
    <meta:document-statistic meta:table-count="0" meta:image-count="0" meta:object-count="0" meta:page-count="5" meta:paragraph-count="179" meta:word-count="936" meta:character-count="7180" meta:non-whitespace-character-count="6083"/>
  </office:meta>
</office:document-meta>
</file>